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fo:background-color="#ffff66" style:font-weight-asian="bold" style:font-weight-complex="bold"/>
    </style:style>
    <style:style style:name="P3" style:family="paragraph" style:parent-style-name="Standard">
      <style:text-properties fo:font-weight="bold" fo:background-color="#23ff23" style:font-weight-asian="bold" style:font-weight-complex="bold"/>
    </style:style>
    <style:style style:name="P4" style:family="paragraph" style:parent-style-name="Standard">
      <style:text-properties fo:font-weight="bold" fo:background-color="#ff420e" style:font-weight-asian="bold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fo:font-weight="normal" fo:background-color="transparent" style:font-weight-asian="normal" style:font-weight-complex="normal"/>
    </style:style>
    <style:style style:name="P7" style:family="paragraph" style:parent-style-name="Standard">
      <style:text-properties fo:font-weight="normal" fo:background-color="#23ff23" style:font-weight-asian="normal" style:font-weight-complex="normal"/>
    </style:style>
    <style:style style:name="P8" style:family="paragraph" style:parent-style-name="Standard">
      <style:text-properties fo:font-weight="normal" fo:background-color="#ff420e" style:font-weight-asian="normal" style:font-weight-complex="normal"/>
    </style:style>
    <style:style style:name="P9" style:family="paragraph" style:parent-style-name="Standard">
      <style:text-properties fo:background-color="#23ff23"/>
    </style:style>
    <style:style style:name="P10" style:family="paragraph" style:parent-style-name="Standard">
      <style:text-properties fo:background-color="#ff420e"/>
    </style:style>
    <style:style style:name="P11" style:family="paragraph" style:parent-style-name="Standard">
      <style:paragraph-properties style:border-line-width-bottom="0.002cm 0.035cm 0.002cm" fo:padding="0.074cm" fo:border-left="none" fo:border-right="none" fo:border-top="none" fo:border-bottom="0.06pt double #000000" style:join-border="false"/>
    </style:style>
    <style:style style:name="P12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background-color="#ff420e"/>
    </style:style>
    <style:style style:name="T4" style:family="text">
      <style:text-properties fo:background-color="#ffd320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fd320"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ntidades <text:s text:c="145"/></text:p>
      <text:p text:style-name="Standard"/>
      <text:p text:style-name="Standard"><text:span text:style-name="T2">status</text:span>: Guarda os diferente status possíveis para os objetos</text:p>
      <text:p text:style-name="Standard"><text:tab/>idstatus</text:p>
      <text:p text:style-name="Standard"/>
      <text:p text:style-name="Standard"/>
      <text:p text:style-name="P1">mesa: <text:span text:style-name="T1">Guarda o número das mesas da casa</text:span></text:p>
      <text:p text:style-name="P1"><text:tab/>idmesa – int <text:span text:style-name="T1">Chave primária formada por um valor simples de 4 digitos</text:span></text:p>
      <text:p text:style-name="P1"><text:tab/>capacidade – int – <text:span text:style-name="T1">Quantas pessoas cabem na mesa</text:span>.</text:p>
      <text:p text:style-name="Standard"><text:span text:style-name="T2"><text:tab/>Status –</text:span><text:span text:style-name="T1"> </text:span><text:span text:style-name="T2">VARCHAR(1)</text:span><text:span text:style-name="T1"> – </text:span><text:span text:style-name="T2">L</text:span><text:span text:style-name="T1"> para livre, </text:span><text:span text:style-name="T2">O </text:span><text:span text:style-name="T1">para ocupado e </text:span><text:span text:style-name="T2">I</text:span><text:span text:style-name="T1"> para inativa</text:span></text:p>
      <text:p text:style-name="Standard"/>
      <text:p text:style-name="P1">Ingrediente: <text:span text:style-name="T1">Guarda os ingredientes que fazem parte dos itens de cardápio.</text:span></text:p>
      <text:p text:style-name="P1"><text:tab/>idingre – int<text:span text:style-name="T1"> – Chave primária formada por um valor simples de 5 dígitos</text:span></text:p>
      <text:p text:style-name="P1"><text:span text:style-name="T1"><text:tab/></text:span>descricao – Varchar(100) <text:span text:style-name="T1">Nome do Ingrediente</text:span></text:p>
      <text:p text:style-name="P1"><text:span text:style-name="T1"><text:tab/></text:span>qty<text:span text:style-name="T1"> - int – Quantidade de determinado ingrediente em estoque</text:span></text:p>
      <text:p text:style-name="P1"><text:span text:style-name="T1"><text:tab/></text:span>idcat<text:span text:style-name="T1"> – chave estrangeira da categoria de ingredientes</text:span></text:p>
      <text:p text:style-name="P1"><text:span text:style-name="T1"><text:tab/></text:span>idusuario<text:span text:style-name="T1"> – nome do usuario que fez o último cadastro do ingrediente.</text:span></text:p>
      <text:p text:style-name="P5"/>
      <text:p text:style-name="P1">cat_ingre</text:p>
      <text:p text:style-name="P1"><text:span text:style-name="T1"><text:tab/></text:span>idcat<text:span text:style-name="T1"> – int – Guarda a categoria de ingredientes</text:span></text:p>
      <text:p text:style-name="P1"><text:span text:style-name="T1"><text:tab/></text:span>descricao<text:span text:style-name="T1"> – varchar - Nome da categoria</text:span></text:p>
      <text:p text:style-name="P5"/>
      <text:p text:style-name="P1">Fornecedor</text:p>
      <text:p text:style-name="P1"><text:tab/>idfornecedor</text:p>
      <text:p text:style-name="P1"><text:tab/>nome</text:p>
      <text:p text:style-name="P1"><text:tab/>cnpj</text:p>
      <text:p text:style-name="P1"><text:tab/>endereco</text:p>
      <text:p text:style-name="P1"><text:tab/>cidade</text:p>
      <text:p text:style-name="P1"><text:tab/>estado</text:p>
      <text:p text:style-name="P1"><text:tab/>pais</text:p>
      <text:p text:style-name="P1"><text:tab/>telefone</text:p>
      <text:p text:style-name="P5"/>
      <text:p text:style-name="P1">Ingre_forne</text:p>
      <text:p text:style-name="P1"><text:span text:style-name="T1"><text:tab/></text:span>idingre<text:span text:style-name="T1"> (chave estrangeira)</text:span></text:p>
      <text:p text:style-name="P1"><text:span text:style-name="T1"><text:tab/></text:span>idforne<text:span text:style-name="T1"> ( chave estrangeria)</text:span></text:p>
      <text:p text:style-name="P1"><text:span text:style-name="T1"><text:tab/></text:span>ultimacompra<text:span text:style-name="T1"> – date – Ultima compra feita pelo fornecedor<text:tab/></text:span></text:p>
      <text:p text:style-name="Standard"/>
      <text:p text:style-name="Standard"/>
      <text:p text:style-name="P1">Pedido</text:p>
      <text:p text:style-name="Standard"><text:tab/>idpedido: YYMMDDHHMM + <text:s/>IDMESA ( 14 digitos )</text:p>
      <text:p text:style-name="Standard"><text:tab/>status </text:p>
      <text:p text:style-name="Standard"><text:tab/><text:tab/>A – Aberto – Ja foi criado e possui itens nele</text:p>
      <text:p text:style-name="Standard"><text:tab/><text:tab/>E – Encerrado – Ja foi fechado e pago</text:p>
      <text:p text:style-name="Standard"><text:tab/><text:tab/>T – Transferido – Seus valores foram transferidos p/ outro pedido</text:p>
      <text:p text:style-name="Standard"><text:tab/><text:tab/>C – Criado – Ja foi criado, porém, nenhum item ainda foi adicionad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Permissões de Usuários</text:p>
      <text:p text:style-name="Standard"><text:soft-page-break/></text:p>
      <text:p text:style-name="Standard"><text:tab/><text:span text:style-name="T2">Permissões</text:span></text:p>
      <text:p text:style-name="Standard"><text:tab/><text:tab/><text:bookmark-start text:name="__DdeLink__213_2018341946"/><text:bookmark-start text:name="__DdeLink__227_2018341946"/><text:bookmark-start text:name="__DdeLink__224_2018341946"/>PED_<text:bookmark-end text:name="__DdeLink__224_2018341946"/>CRIAR<text:bookmark-end text:name="__DdeLink__213_2018341946"/><text:bookmark-end text:name="__DdeLink__227_2018341946"/></text:p>
      <text:p text:style-name="Standard"><text:tab/><text:tab/><text:bookmark-start text:name="__DdeLink__229_2018341946"/>PED_ENCER<text:bookmark-end text:name="__DdeLink__229_2018341946"/></text:p>
      <text:p text:style-name="Standard"><text:tab/><text:tab/>PED_EXCLU</text:p>
      <text:p text:style-name="Standard"><text:tab/><text:tab/>PED_ADD</text:p>
      <text:p text:style-name="Standard"><text:tab/><text:tab/>PED_REM</text:p>
      <text:p text:style-name="Standard"><text:tab/><text:tab/>PED_EDIT</text:p>
      <text:p text:style-name="Standard"><text:tab/><text:tab/><text:bookmark-start text:name="__DdeLink__231_2018341946"/>PREP_PRAT<text:bookmark-end text:name="__DdeLink__231_2018341946"/></text:p>
      <text:p text:style-name="Standard"><text:tab/><text:tab/><text:bookmark-start text:name="__DdeLink__233_2018341946"/>PREP_EMP<text:bookmark-end text:name="__DdeLink__233_2018341946"/></text:p>
      <text:p text:style-name="Standard"><text:tab/><text:tab/>PREP_BEB</text:p>
      <text:p text:style-name="Standard"><text:tab/><text:tab/><text:bookmark-start text:name="__DdeLink__235_2018341946"/>ADM_USR<text:bookmark-end text:name="__DdeLink__235_2018341946"/></text:p>
      <text:p text:style-name="Standard"><text:tab/><text:tab/><text:bookmark-start text:name="__DdeLink__237_2018341946"/>ADM_CARD<text:bookmark-end text:name="__DdeLink__237_2018341946"/></text:p>
      <text:p text:style-name="Standard"><text:tab/><text:tab/>ADM_PED</text:p>
      <text:p text:style-name="Standard"><text:tab/><text:tab/>ADM_PREC</text:p>
      <text:p text:style-name="Standard"><text:tab/><text:tab/>MES</text:p>
      <text:p text:style-name="Standard"><text:tab/><text:tab/>CAIXA</text:p>
      <text:p text:style-name="Standard"/>
      <text:p text:style-name="P1"><text:tab/>Lista de Permissões</text:p>
      <text:p text:style-name="Standard"/>
      <text:p text:style-name="Standard"><text:tab/><text:span text:style-name="T2">Perfil</text:span></text:p>
      <text:p text:style-name="Standard"><text:tab/><text:tab/>10 - Garçom</text:p>
      <text:p text:style-name="Standard"><text:tab/><text:tab/>20 - PrepPratos</text:p>
      <text:p text:style-name="Standard"><text:tab/><text:tab/>30 - PrepEmpanadas</text:p>
      <text:p text:style-name="Standard"><text:tab/><text:tab/>40 - PrepBebidas</text:p>
      <text:p text:style-name="Standard"><text:tab/><text:tab/>50 - Caixa</text:p>
      <text:p text:style-name="Standard"><text:tab/><text:tab/>60 - Admin<text:tab/><text:tab/></text:p>
      <text:p text:style-name="Standard"/>
      <text:p text:style-name="Standard"><text:tab/><text:span text:style-name="T2">Usuario</text:span></text:p>
      <text:p text:style-name="Standard"><text:bookmark-start text:name="__DdeLink__220_2018341946"/><text:tab/><text:tab/>AGUADO</text:p>
      <text:p text:style-name="Standard"><text:tab/><text:tab/>ANTONIO</text:p>
      <text:p text:style-name="Standard"><text:tab/><text:tab/>HUGO</text:p>
      <text:p text:style-name="Standard"><text:tab/><text:tab/>DAVID</text:p>
      <text:p text:style-name="Standard"><text:tab/><text:tab/>JESSICA<text:bookmark-end text:name="__DdeLink__220_2018341946"/></text:p>
      <text:p text:style-name="Standard"/>
      <text:p text:style-name="Standard"/>
      <text:p text:style-name="Standard">Os status da tabela pedicar são:</text:p>
      <text:p text:style-name="Standard"><text:tab/>C – Criado</text:p>
      <text:p text:style-name="Standard"><text:tab/>P - <text:s/>Preparado</text:p>
      <text:p text:style-name="Standard"/>
      <text:p text:style-name="Standard">Foi adicionado um campo 'PAGO' que pode ter como valor V ou F.</text:p>
      <text:p text:style-name="Standard"/>
      <text:p text:style-name="Standard"><text:span text:style-name="T2">OBS</text:span>: Ao cliente pagar, cada item deverá ser marcado com o status <text:span text:style-name="T2">F</text:span> !!!</text:p>
      <text:p text:style-name="Standard"/>
      <text:p text:style-name="Standard"/>
      <text:p text:style-name="Standard">Os tipos da tabela cat_car são PRATO, BEBIDA, EMPANADA, SOBREMESA <text:s/>e PRATOCARNE</text:p>
      <text:p text:style-name="Standard"/>
      <text:p text:style-name="Standard">Os status para preço são: V – preco valido <text:s/>N – Preco antigo</text:p>
      <text:p text:style-name="Standard"><text:s text:c="131"/></text:p>
      <text:p text:style-name="P11"/>
      <text:p text:style-name="P11"/>
      <text:p text:style-name="Standard"><draw:rect text:anchor-type="paragraph" draw:z-index="14" draw:style-name="gr1" draw:text-style-name="P12" svg:width="1.572cm" svg:height="0.802cm" svg:x="11.12cm" svg:y="3.836cm"><text:p text:style-name="P12">Listener</text:p></draw:rect><draw:custom-shape text:anchor-type="paragraph" draw:z-index="13" draw:style-name="gr3" draw:text-style-name="P12" svg:width="1.588cm" svg:height="0.733cm" svg:x="12.922cm" svg:y="3.859cm"><text:p/><draw:enhanced-geometry draw:mirror-horizontal="tru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<draw:equation draw:name="f0" draw:formula="$0 "/><draw:equation draw:name="f1" draw:formula="$1 "/><draw:equation draw:name="f2" draw:formula="bottom-$1 "/><draw:equation draw:name="f3" draw:formula="right-$0 "/><draw:equation draw:name="f4" draw:formula="?f3 *$1 /10800"/><draw:equation draw:name="f5" draw:formula="$0 +?f4 "/><draw:handle draw:handle-position="$0 $1" draw:handle-range-x-minimum="4000" draw:handle-range-x-maximum="21600" draw:handle-range-y-minimum="0" draw:handle-range-y-maximum="10800"/></draw:enhanced-geometry></draw:custom-shape><draw:custom-shape text:anchor-type="paragraph" draw:z-index="12" draw:style-name="gr2" draw:text-style-name="P12" svg:width="1.588cm" svg:height="0.733cm" svg:x="10.922cm" svg:y="2.859cm"><text:p/><draw:enhanced-geometry draw:mirror-horizontal="tru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<draw:equation draw:name="f0" draw:formula="$0 "/><draw:equation draw:name="f1" draw:formula="$1 "/><draw:equation draw:name="f2" draw:formula="bottom-$1 "/><draw:equation draw:name="f3" draw:formula="right-$0 "/><draw:equation draw:name="f4" draw:formula="?f3 *$1 /10800"/><draw:equation draw:name="f5" draw:formula="$0 +?f4 "/><draw:handle draw:handle-position="$0 $1" draw:handle-range-x-minimum="4000" draw:handle-range-x-maximum="21600" draw:handle-range-y-minimum="0" draw:handle-range-y-maximum="10800"/></draw:enhanced-geometry></draw:custom-shape><draw:custom-shape text:anchor-type="paragraph" draw:z-index="11" draw:style-name="gr2" draw:text-style-name="P12" svg:width="1.588cm" svg:height="0.733cm" svg:x="10.922cm" svg:y="1.859cm"><text:p/><draw:enhanced-geometry draw:mirror-horizontal="tru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<draw:equation draw:name="f0" draw:formula="$0 "/><draw:equation draw:name="f1" draw:formula="$1 "/><draw:equation draw:name="f2" draw:formula="bottom-$1 "/><draw:equation draw:name="f3" draw:formula="right-$0 "/><draw:equation draw:name="f4" draw:formula="?f3 *$1 /10800"/><draw:equation draw:name="f5" draw:formula="$0 +?f4 "/><draw:handle draw:handle-position="$0 $1" draw:handle-range-x-minimum="4000" draw:handle-range-x-maximum="21600" draw:handle-range-y-minimum="0" draw:handle-range-y-maximum="10800"/></draw:enhanced-geometry></draw:custom-shape><draw:rect text:anchor-type="paragraph" draw:z-index="8" draw:style-name="gr1" draw:text-style-name="P12" svg:width="1.572cm" svg:height="0.888cm" svg:x="13.12cm" svg:y="1.704cm"><text:p text:style-name="P12">Web</text:p></draw:rect><draw:rect text:anchor-type="paragraph" draw:z-index="10" draw:style-name="gr1" draw:text-style-name="P12" svg:width="1.572cm" svg:height="0.802cm" svg:x="14.751cm" svg:y="3.771cm"><text:p text:style-name="P12">Mobile</text:p></draw:rect><draw:rect text:anchor-type="paragraph" draw:z-index="9" draw:style-name="gr1" draw:text-style-name="P12" svg:width="1.572cm" svg:height="0.802cm" svg:x="13.12cm" svg:y="2.836cm"><text:p text:style-name="P12">Forms</text:p></draw:rect><draw:rect text:anchor-type="paragraph" draw:z-index="7" draw:style-name="gr1" draw:text-style-name="P12" svg:width="2.775cm" svg:height="0.602cm" svg:x="13.12cm" svg:y="0.947cm"><text:p text:style-name="P12">Views</text:p></draw:rect><draw:rect text:anchor-type="paragraph" draw:z-index="6" draw:style-name="gr1" draw:text-style-name="P12" svg:width="1.572cm" svg:height="1.377cm" svg:x="7.119cm" svg:y="3.277cm"><text:p text:style-name="P12">Model</text:p></draw:rect><draw:custom-shape text:anchor-type="paragraph" draw:z-index="5" draw:style-name="gr2" draw:text-style-name="P12" svg:width="1.588cm" svg:height="0.733cm" svg:x="5.427cm" svg:y="1.937cm"><text:p/><draw:enhanced-geometry draw:mirror-horizontal="tru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<draw:equation draw:name="f0" draw:formula="$0 "/><draw:equation draw:name="f1" draw:formula="$1 "/><draw:equation draw:name="f2" draw:formula="bottom-$1 "/><draw:equation draw:name="f3" draw:formula="right-$0 "/><draw:equation draw:name="f4" draw:formula="?f3 *$1 /10800"/><draw:equation draw:name="f5" draw:formula="$0 +?f4 "/><draw:handle draw:handle-position="$0 $1" draw:handle-range-x-minimum="4000" draw:handle-range-x-maximum="21600" draw:handle-range-y-minimum="0" draw:handle-range-y-maximum="10800"/></draw:enhanced-geometry></draw:custom-shape><draw:rect text:anchor-type="paragraph" draw:z-index="4" draw:style-name="gr1" draw:text-style-name="P12" svg:width="1.572cm" svg:height="2.987cm" svg:x="9.119cm" svg:y="1.704cm"><text:p text:style-name="P12">Control</text:p></draw:rect><draw:rect text:anchor-type="paragraph" draw:z-index="3" draw:style-name="gr1" draw:text-style-name="P12" svg:width="1.572cm" svg:height="1.377cm" svg:x="7.119cm" svg:y="1.704cm"><text:p text:style-name="P12">DAO</text:p></draw:rect><draw:rect text:anchor-type="paragraph" draw:z-index="2" draw:style-name="gr1" draw:text-style-name="P12" svg:width="1.572cm" svg:height="2.987cm" svg:x="3.717cm" svg:y="1.704cm"><text:p text:style-name="P12">Views,</text:p><text:p text:style-name="P12">Proced.</text:p><text:p text:style-name="P12">Triggers</text:p></draw:rect><draw:rect text:anchor-type="paragraph" draw:z-index="1" draw:style-name="gr1" draw:text-style-name="P12" svg:width="1.572cm" svg:height="2.987cm" svg:x="2.145cm" svg:y="1.704cm"><text:p text:style-name="P12">Tabelas</text:p></draw:rect><draw:rect text:anchor-type="paragraph" draw:z-index="0" draw:style-name="gr1" draw:text-style-name="P12" svg:width="3.156cm" svg:height="0.648cm" svg:x="2.17cm" svg:y="1.007cm"><text:p text:style-name="P12">Banco de Dados</text:p></draw:rect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Lista de Procedures:</text:p>
      <text:p text:style-name="Standard"/>
      <text:p text:style-name="Standard"><text:span text:style-name="T2">criar_pedido</text:span>(IN idmesap VARCHAR(4), IN idusuariop VARCHAR(10), OUT idpedidoret VARCHAR(16))</text:p>
      <text:p text:style-name="Standard"/>
      <text:p text:style-name="Standard"><text:span text:style-name="T2">adicionar_cliente </text:span>(IN idmesap VARCHAR(4), IN nomep VARCHAR(100), OUT idclienter INT, OUT nomer VARCHAR(100), OUT idpedidovar VARCHAR(16))</text:p>
      <text:p text:style-name="Standard"/>
      <text:p text:style-name="Standard"><text:span text:style-name="T2">adicionar_item </text:span>(IN idpedidop VARCHAR(16), IN idclientep int, IN idcardapiop INT, IN idcriadorp VARCHAR(10)) </text:p>
      <text:p text:style-name="Standard"/>
      <text:p text:style-name="Standard"><text:span text:style-name="T2">preparar_item</text:span> (IN idpedidop VARCHAR(16), IN idclientep int, IN idcardapiop INT, IN idpreparop VARCHAR(10))</text:p>
      <text:p text:style-name="Standard"/>
      <text:p text:style-name="Standard"><text:bookmark-start text:name="__DdeLink__612_537800079"/><text:span text:style-name="T2">inserir_fornecedor</text:span> ( </text:p>
      <text:p text:style-name="Standard">IN nomep VARCHAR(100), </text:p>
      <text:p text:style-name="Standard">IN cnpjp VARCHAR(45), </text:p>
      <text:p text:style-name="Standard">IN enderecop VARCHAR(45), </text:p>
      <text:p text:style-name="Standard">IN cidadep VARCHAR(45), </text:p>
      <text:p text:style-name="Standard">IN estadop VARCHAR(2), </text:p>
      <text:p text:style-name="Standard">IN paisp VARCHAR(45), </text:p>
      <text:p text:style-name="Standard">IN fonep VARCHAR(45), </text:p>
      <text:p text:style-name="Standard">IN usuariop VARCHAR(10), </text:p>
      <text:p text:style-name="Standard">OUT idfornecedorr int)<text:bookmark-end text:name="__DdeLink__612_537800079"/></text:p>
      <text:p text:style-name="Standard"/>
      <text:p text:style-name="Standard"><text:span text:style-name="T2">inserir_cat_ingre</text:span> (IN descricaop VARCHAR(100), OUT idcatr int)</text:p>
      <text:p text:style-name="Standard"/>
      <text:p text:style-name="Standard"><text:span text:style-name="T2">inserir_ingre</text:span> ( </text:p>
      <text:p text:style-name="Standard">IN descricaop VARCHAR(100), </text:p>
      <text:p text:style-name="Standard">IN qtyp int, </text:p>
      <text:p text:style-name="Standard">IN catp int, </text:p>
      <text:p text:style-name="Standard">IN usuariop VARCHAR(10), </text:p>
      <text:p text:style-name="Standard">IN fornp int, </text:p>
      <text:p text:style-name="Standard">OUT idingrer int)</text:p>
      <text:p text:style-name="Standard"/>
      <text:p text:style-name="Standard"><text:span text:style-name="T2">criar_cardapio_padrao</text:span> ( </text:p>
      <text:p text:style-name="Standard">IN descricaop VARCHAR(100), </text:p>
      <text:p text:style-name="Standard">IN precop double, </text:p>
      <text:p text:style-name="Standard">IN usuariop VARCHAR(10), </text:p>
      <text:p text:style-name="Standard">IN tipop VARCHAR(10), </text:p>
      <text:p text:style-name="Standard">OUT idcardapior int, </text:p>
      <text:p text:style-name="Standard">OUT descricaor VARCHAR(100),</text:p>
      <text:p text:style-name="Standard">OUT preco double)</text:p>
      <text:p text:style-name="Standard"><text:soft-page-break/></text:p>
      <text:p text:style-name="Standard"><text:span text:style-name="T2">adicionar_ingre_card </text:span>( </text:p>
      <text:p text:style-name="Standard">IN idingrep INT, </text:p>
      <text:p text:style-name="Standard">IN idcardp INT)</text:p>
      <text:p text:style-name="Standard"/>
      <text:p text:style-name="Standard"/>
      <text:p text:style-name="Standard"/>
      <text:p text:style-name="Standard"/>
      <text:p text:style-name="Standard"><text:span text:style-name="T2">criar_cardapio_derivado </text:span>( </text:p>
      <text:p text:style-name="Standard">IN descricaop VARCHAR(100), </text:p>
      <text:p text:style-name="Standard">IN precop double, </text:p>
      <text:p text:style-name="Standard">IN usuariop VARCHAR(10), </text:p>
      <text:p text:style-name="Standard">IN idcatcarp INT, </text:p>
      <text:p text:style-name="Standard">IN pontocarne VARCHAR(15), </text:p>
      <text:p text:style-name="Standard">OUT idcardapior int, </text:p>
      <text:p text:style-name="Standard">OUT descricaor VARCHAR(100), </text:p>
      <text:p text:style-name="Standard">OUT precor double)</text:p>
      <text:p text:style-name="Standard"/>
      <text:p text:style-name="Standard"><text:span text:style-name="T2">pagar_cliente</text:span>( </text:p>
      <text:p text:style-name="Standard"><text:s text:c="4"/>IN pedidop VARCHAR(16), </text:p>
      <text:p text:style-name="Standard"><text:s text:c="4"/>IN clientep int, </text:p>
      <text:p text:style-name="Standard"><text:s text:c="4"/>IN idusuariop VARCHAR(10))</text:p>
      <text:p text:style-name="Standard"/>
      <text:p text:style-name="Standard"><text:span text:style-name="T2">pagar_item</text:span>( </text:p>
      <text:p text:style-name="Standard"><text:s text:c="4"/>IN pedidop VARCHAR(16), </text:p>
      <text:p text:style-name="Standard"><text:s text:c="4"/>IN clientep int, </text:p>
      <text:p text:style-name="Standard"><text:s text:c="4"/>IN idcardapiop int, </text:p>
      <text:p text:style-name="Standard"><text:s text:c="4"/>IN idusuariop VARCHAR(10))</text:p>
      <text:p text:style-name="Standard"/>
      <text:p text:style-name="Standard"><text:span text:style-name="T2">pagar_mesa</text:span>( </text:p>
      <text:p text:style-name="Standard"><text:s text:c="4"/>IN pedidop VARCHAR(16), </text:p>
      <text:p text:style-name="Standard"><text:s text:c="4"/>IN idusuariop VARCHAR(10))</text:p>
      <text:p text:style-name="Standard"/>
      <text:p text:style-name="P11"/>
      <text:p text:style-name="Standard"/>
      <text:p text:style-name="Standard"><text:span text:style-name="T2">criar_usuario</text:span>( </text:p>
      <text:p text:style-name="Standard"><text:bookmark-start text:name="__DdeLink__610_537800079"/>IN idusuariop VARCHAR(10), </text:p>
      <text:p text:style-name="Standard">IN nomep VARCHAR(100), </text:p>
      <text:p text:style-name="Standard">IN senhap VARCHAR(256), </text:p>
      <text:p text:style-name="Standard">IN idperfilp int, </text:p>
      <text:p text:style-name="Standard">OUT idusuarior VARCHAR(10))</text:p>
      <text:p text:style-name="Standard"><text:bookmark-end text:name="__DdeLink__610_537800079"/></text:p>
      <text:p text:style-name="Standard"><text:span text:style-name="T2">atualizar_usuario</text:span>( </text:p>
      <text:p text:style-name="Standard">IN idusuariop VARCHAR(10), </text:p>
      <text:p text:style-name="Standard">IN nomep VARCHAR(100), </text:p>
      <text:p text:style-name="Standard">IN senhap VARCHAR(256), </text:p>
      <text:p text:style-name="Standard">IN idperfilp int, </text:p>
      <text:p text:style-name="Standard">IN ativop VARCHAR(1), </text:p>
      <text:p text:style-name="Standard">OUT idusuarior VARCHAR(10))</text:p>
      <text:p text:style-name="Standard"/>
      <text:p text:style-name="Standard"/>
      <text:p text:style-name="Standard"/>
      <text:p text:style-name="Standard"><text:soft-page-break/><text:span text:style-name="T2">atualizar_fornecedor</text:span>( </text:p>
      <text:p text:style-name="Standard">IN idfornecedorp int, </text:p>
      <text:p text:style-name="Standard">IN nomep VARCHAR(100), </text:p>
      <text:p text:style-name="Standard">IN cnpjp VARCHAR(45), </text:p>
      <text:p text:style-name="Standard">IN enderecop VARCHAR(45), </text:p>
      <text:p text:style-name="Standard">IN cidadep VARCHAR(45), </text:p>
      <text:p text:style-name="Standard">IN estadop VARCHAR(2), </text:p>
      <text:p text:style-name="Standard">IN paisp VARCHAR(45), </text:p>
      <text:p text:style-name="Standard">IN fonep VARCHAR(45), </text:p>
      <text:p text:style-name="Standard">IN usuariop VARCHAR(10), </text:p>
      <text:p text:style-name="Standard">IN ativop VARCHAR(1), </text:p>
      <text:p text:style-name="Standard">OUT idfornecedorr int)</text:p>
      <text:p text:style-name="Standard"/>
      <text:p text:style-name="Standard"><text:span text:style-name="T2">inserir_fornecedor</text:span> ( </text:p>
      <text:p text:style-name="Standard">IN nomep VARCHAR(100), </text:p>
      <text:p text:style-name="Standard">IN cnpjp VARCHAR(45), </text:p>
      <text:p text:style-name="Standard">IN enderecop VARCHAR(45), </text:p>
      <text:p text:style-name="Standard">IN cidadep VARCHAR(45), </text:p>
      <text:p text:style-name="Standard">IN estadop VARCHAR(2), </text:p>
      <text:p text:style-name="Standard">IN paisp VARCHAR(45), </text:p>
      <text:p text:style-name="Standard">IN fonep VARCHAR(45), </text:p>
      <text:p text:style-name="Standard">IN usuariop VARCHAR(10), </text:p>
      <text:p text:style-name="Standard">OUT idfornecedorr int)</text:p>
      <text:p text:style-name="Standard"/>
      <text:p text:style-name="Standard"><text:span text:style-name="T2">criar_catingre</text:span>( </text:p>
      <text:p text:style-name="Standard">IN descricaop VARCHAR(100), </text:p>
      <text:p text:style-name="Standard">OUT idcatr int)</text:p>
      <text:p text:style-name="Standard"/>
      <text:p text:style-name="Standard"><text:span text:style-name="T2">`remover_ingre_card`</text:span>( </text:p>
      <text:p text:style-name="Standard">IN idingrep INT, </text:p>
      <text:p text:style-name="Standard">IN idcardp INT, </text:p>
      <text:p text:style-name="Standard">IN qtyp INT, </text:p>
      <text:p text:style-name="Standard">OUT idingrer INT)</text:p>
      <text:p text:style-name="Standard"/>
      <text:p text:style-name="Standard"><text:span text:style-name="T2">`atualizar_preco</text:span>`( </text:p>
      <text:p text:style-name="Standard">IN idcardapiop INT, </text:p>
      <text:p text:style-name="Standard">IN precop DOUBLE, </text:p>
      <text:p text:style-name="Standard">OUT precor DOUBLE)</text:p>
      <text:p text:style-name="Standard"/>
      <text:p text:style-name="Standard">`<text:span text:style-name="T2">atualizar_cardapio</text:span>`( </text:p>
      <text:p text:style-name="Standard">IN idcardapiop INT, </text:p>
      <text:p text:style-name="Standard">IN descricaop VARCHAR(100), </text:p>
      <text:p text:style-name="Standard">IN idusuariop VARCHAR(10), </text:p>
      <text:p text:style-name="Standard">IN pontoCarnep VARCHAR(15), </text:p>
      <text:p text:style-name="Standard">IN ativop VARCHAR(10), </text:p>
      <text:p text:style-name="Standard">OUT idcardapior int </text:p>
      <text:p text:style-name="Standard">)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pan text:style-name="T2">`criar_mesa`</text:span>( </text:p>
      <text:p text:style-name="Standard">IN idmesap VARCHAR(4), </text:p>
      <text:p text:style-name="Standard">IN capacidadep int, </text:p>
      <text:p text:style-name="Standard">IN idstatusp VARCHAR(15), </text:p>
      <text:p text:style-name="Standard">IN ativop VARCHAR(45), </text:p>
      <text:p text:style-name="Standard">OUT idmesar VARCHAR(4))</text:p>
      <text:p text:style-name="Standard"/>
      <text:p text:style-name="Standard">`<text:span text:style-name="T2">atualizar_mesa</text:span>`( </text:p>
      <text:p text:style-name="Standard">IN idmesap VARCHAR(4), </text:p>
      <text:p text:style-name="Standard">IN capacidadep int, </text:p>
      <text:p text:style-name="Standard">IN idstatusp VARCHAR(15), </text:p>
      <text:p text:style-name="Standard">IN ativop VARCHAR(45), </text:p>
      <text:p text:style-name="Standard">OUT idmesar VARCHAR(4))</text:p>
      <text:p text:style-name="Standard"/>
      <text:p text:style-name="Standard"/>
      <text:p text:style-name="P1">Modelos</text:p>
      <text:p text:style-name="P1"><text:tab/><text:span text:style-name="T1">Usuário (campos da tabela usuario)</text:span></text:p>
      <text:p text:style-name="P5"><text:tab/>Permissão</text:p>
      <text:p text:style-name="P5"><text:tab/>Perfil (Possui referencia para uma lista de permissão)</text:p>
      <text:p text:style-name="P5"><text:tab/>Fornecedor</text:p>
      <text:p text:style-name="P5"><text:tab/>Ingrediente</text:p>
      <text:p text:style-name="P5"><text:tab/>CatIngre</text:p>
      <text:p text:style-name="P5"><text:tab/>ItemCardapio</text:p>
      <text:p text:style-name="P5"><text:tab/>CatCardapio</text:p>
      <text:p text:style-name="P5"><text:tab/>Mesa</text:p>
      <text:p text:style-name="P6"><text:tab/> MesaStatus</text:p>
      <text:p text:style-name="P6"><text:tab/>Pedido</text:p>
      <text:p text:style-name="P6"><text:tab/>Cliente</text:p>
      <text:p text:style-name="P6"><text:tab/>Pedicar</text:p>
      <text:p text:style-name="Standard"><text:tab/>ItemEmAberto</text:p>
      <text:p text:style-name="P5"/>
      <text:p text:style-name="P1">ControleUsuário</text:p>
      <text:p text:style-name="P9"><text:tab/>Usuario criar(Usuario <text:bookmark-start text:name="__DdeLink__535_537800079"/>usr<text:bookmark-end text:name="__DdeLink__535_537800079"/>) - Criação de Usuário e associação a um perfil</text:p>
      <text:p text:style-name="P9"><text:tab/>Usuario alterar(Usuario usr) – Irá alterar as informações de um usuário</text:p>
      <text:p text:style-name="P9"><text:tab/>void remover(Usuario usr) - Remover um usuário</text:p>
      <text:p text:style-name="Standard"><text:tab/><text:tab/></text:p>
      <text:p text:style-name="P10"><text:tab/>Usuario obterUsuario(String <text:bookmark-start text:name="__DdeLink__533_537800079"/>idusuario <text:bookmark-end text:name="__DdeLink__533_537800079"/>) – recebe id e retorna Usuario Completo<text:tab/>ArrayList&lt;Usuario&gt; obterListaUsuario() - retorna uma lista de usuarios</text:p>
      <text:p text:style-name="P10"><text:tab/>ArrayList&lt;Perfil&gt; obterListaPerfil() - retorna uma lista de perfis<text:tab/><text:tab/></text:p>
      <text:p text:style-name="P10"><text:tab/>Usuario login(String idusuario, String pass) – retorna os acessos do usuário ou exceção de não encontrado.</text:p>
      <text:p text:style-name="Standard"/>
      <text:p text:style-name="P1">ControleFornecedor</text:p>
      <text:p text:style-name="P9"><text:tab/>Fornecedor criar(Fornecedor for, Usuario usr) - Adicionar um fornecedor ao sistema</text:p>
      <text:p text:style-name="P9"><text:tab/>void remover(Fornecedor for) - Remover um fornecedor do sistema</text:p>
      <text:p text:style-name="P9"><text:tab/>Fornecedor alterar(Fornecedor for, Usuario usr) - Editar um fornecedor do sistema</text:p>
      <text:p text:style-name="Standard"/>
      <text:p text:style-name="P10">ArrayList&lt;Fornecedor&gt; obterListaFornecedor() - retorna uma lista de fornecedores</text:p>
      <text:p text:style-name="Standard"/>
      <text:p text:style-name="P1">ControleIngrediente</text:p>
      <text:p text:style-name="P1"/>
      <text:p text:style-name="P9"><text:tab/>Ingrediente criar(Ingrediente ingre, Usuario usr) - Adicionar um <text:bookmark-start text:name="__DdeLink__545_537800079"/>ingrediente<text:bookmark-end text:name="__DdeLink__545_537800079"/> ao sistema</text:p>
      <text:p text:style-name="P9"><text:soft-page-break/><text:tab/>void remover(Ingrediente ingre) - Remover um ingrediente do sistema</text:p>
      <text:p text:style-name="P3"><text:tab/><text:span text:style-name="T1">Ingrediente alterar(Ingrediente ingre, Usuario usr) - Editar um ingrediente do sistema</text:span></text:p>
      <text:p text:style-name="P9"><text:tab/>void criarCategoria(CatIngre cat) – Cria uma categoria de ingredientes</text:p>
      <text:p text:style-name="Standard"/>
      <text:p text:style-name="P10">ArrayList&lt;CatIngre&gt; obterListaCategoria() - retorna uma lista de categorias de ingredientes</text:p>
      <text:p text:style-name="P10">ArrayList&lt;Ingrediente&gt; obterListaIngrediente(<text:span text:style-name="T4">CatIngre cat</text:span>) - retorna uma lista de ingredientes de determinada categoria. Retorna todos se o parametro for null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ControleCardapio</text:p>
      <text:p text:style-name="Standard"/>
      <text:p text:style-name="P9"><text:tab/>Cardapio criarPadrao(Cardapio car, Usuario usr) – cria um item padrão de cardápio</text:p>
      <text:p text:style-name="P9"><text:tab/><text:tab/>Cardapio checarCardapio(Cardapio car) – verifica se existe algum item de cardapio c/ esses ingredientes.</text:p>
      <text:p text:style-name="P9"><text:tab/>Cardapio criarDerivado(Cardapio car, Cardapio padrao, Usuario usr) – cria um item derivado de outro que já existe.</text:p>
      <text:p text:style-name="P9"><text:tab/><text:tab/>String comporDescricao() - ver como fazer … </text:p>
      <text:p text:style-name="P9"><text:tab/>Cardapio atualizarCardapio(Cardapio car, Usuario usr) – atualiza um item de cardapio.</text:p>
      <text:p text:style-name="P9"><text:tab/>void remover(Cardapio car) – remove um tipo de cardapio</text:p>
      <text:p text:style-name="Standard"><text:tab/></text:p>
      <text:p text:style-name="Standard"/>
      <text:p text:style-name="P10">ArrayList&lt;String&gt; obterTipoCardapio() - retorna a lista de tipos de cardapio (faz um select distinct no banco na tabela de categoria de cardapio).</text:p>
      <text:p text:style-name="P10"/>
      <text:p text:style-name="Standard"><text:span text:style-name="T3">ArrayList&lt;Cardapio&gt; obterListaCardapio(</text:span><text:span text:style-name="T4">String Tipo</text:span><text:span text:style-name="T3">) - retorna uma lista de itens de cardapio de determinada categoria. Retorna todos se o parametro for null.</text:span></text:p>
      <text:p text:style-name="P10"/>
      <text:p text:style-name="Standard"><text:span text:style-name="T3">ArrayList&lt;Cardapio&gt; obterListaCardapio(</text:span><text:span text:style-name="T4">Cardapio padrao</text:span><text:span text:style-name="T3">) - retorna uma lista de itens derivados a partir de um cardapio padrao</text:span></text:p>
      <text:p text:style-name="Standard"><text:tab/></text:p>
      <text:p text:style-name="P10">Cardapio obterCardapio(int idCardapio) – retorna um cardapio especifico.</text:p>
      <text:p text:style-name="P10"/>
      <text:p text:style-name="P1">ControleMesa</text:p>
      <text:p text:style-name="Standard"/>
      <text:p text:style-name="P9"><text:tab/>Mesa criar(Mesa m) – cria uma mesa no sistema.</text:p>
      <text:p text:style-name="P9"><text:tab/>void remover(Mesa m) – remove uma mesa no sistema.</text:p>
      <text:p text:style-name="P9"><text:tab/>Mesa atualizar(Mesa m) – atualiza uma mesa no sistema.</text:p>
      <text:p text:style-name="P10"/>
      <text:p text:style-name="P10">ArrayList&lt;Mesa&gt; obterMesas() - retorna a lista de mesas.</text:p>
      <text:p text:style-name="P10"><text:bookmark-start text:name="__DdeLink__571_537800079"/>ArrayList&lt;Mesa&gt; obterMesasLivres() - retorna a lista de mesas livres.<text:bookmark-end text:name="__DdeLink__571_537800079"/></text:p>
      <text:p text:style-name="Standard"><text:span text:style-name="T3">ArrayList&lt;</text:span><text:bookmark-start text:name="__DdeLink__573_537800079"/><text:span text:style-name="T3">MesaStatus</text:span><text:bookmark-end text:name="__DdeLink__573_537800079"/><text:span text:style-name="T3">&gt; obterOcupacao() - retorna a lista de mesas e os pedidos ativos em cada.</text:span></text:p>
      <text:p text:style-name="P10">Mesa obterMesa(String idmesa) - retorna um objeto mesa.</text:p>
      <text:p text:style-name="P1"/>
      <text:p text:style-name="P1">ControlePedido <text:span text:style-name="T1">(Garçom)</text:span></text:p>
      <text:p text:style-name="P5"><text:tab/></text:p>
      <text:p text:style-name="P7"><text:tab/>Pedido criar(Mesa m, Usuario usr) – cria um pedido no sistema para aquela mesa.</text:p>
      <text:p text:style-name="P7"><text:soft-page-break/><text:tab/>Cliente criarCliente(Pedido p, String nome) – cria um cliente </text:p>
      <text:p text:style-name="P7"><text:tab/>Pedicar adicionarItem(Cliente cli, Cardapio car, Usuario usr) – adiciona um item ao pedido</text:p>
      <text:p text:style-name="P7"><text:tab/>Pedido<text:tab/>transfPedMesa(Pedido ped, Mesa m, Usuario usr) – transfere um pedido de uma mesa para outra</text:p>
      <text:p text:style-name="P7"><text:tab/>Cliente transfCliMesa(Cliente cli, Mesa m, Usuario usr) – transfere um cliente de uma mesa para outra</text:p>
      <text:p text:style-name="P7"><text:tab/>void remover(Pedicar pedc) – remove um item de um pedido</text:p>
      <text:p text:style-name="P5"/>
      <text:p text:style-name="P8"><text:tab/>ArrayList&lt;Pedido&gt; obterPedidosAbertos() - retorna a lista de pedidos abertos.</text:p>
      <text:p text:style-name="P8"><text:tab/>ArrayList&lt;Cliente&gt; obterClientes(Pedido ped) – retorna a lista de clientes de um pedido.</text:p>
      <text:p text:style-name="P8"><text:tab/>Arraylist&lt;Pedicar&gt; obterPediCar(Cliente cli) – retorna a lista de itens de cardapio pedido para aquele cliente.</text:p>
      <text:p text:style-name="P8"><text:tab/>Arraylist&lt;Pedicar&gt; obterPediCar(Pedido ped) – retorna a lista de itens de cardapio pedido para aquele pedido</text:p>
      <text:p text:style-name="P5"/>
      <text:p text:style-name="P1">ControlePreparacao<text:span text:style-name="T1"> (Preparadores)</text:span></text:p>
      <text:p text:style-name="P5"/>
      <text:p text:style-name="P7"><text:tab/>Arraylist&lt;Pedicar&gt; obterItensAPreparar(String Tipo) – retorna uma lista de todos os itens de cardapio que precisam ser preparados daquele tipo especifico. Se for null, retorna todos os tipos.</text:p>
      <text:p text:style-name="P7"/>
      <text:p text:style-name="P3"><text:span text:style-name="T1"><text:tab/>Pedicar prepararItem(</text:span><text:span text:style-name="T1">Pedicar ped, Usuario usr</text:span><text:span text:style-name="T1">) – marca um determinado item como preparado.</text:span></text:p>
      <text:p text:style-name="P7"><text:tab/><text:tab/>void alertarGarcom(Pedicar ped) – envia alerta para garçom de pedido pronto.</text:p>
      <text:p text:style-name="P7"><text:tab/><text:tab/>void imprimirEtiqueta(Pedicar ped) – imprimi uma etiqueta c/ Mesa, Cliente e Pedido</text:p>
      <text:p text:style-name="P7"/>
      <text:p text:style-name="P7"><text:tab/>Pedicar resgatarItem(Cliente cli, Cardapio card, Usuario usr) – coloca um item preparado como se não estivesse preparado.</text:p>
      <text:p text:style-name="P5"/>
      <text:p text:style-name="P1">ControleCaixa<text:span text:style-name="T1"> (Caixa)</text:span></text:p>
      <text:p text:style-name="P5"/>
      <text:p text:style-name="P3"><text:tab/><text:span text:style-name="T1">pagarMesa(Pedido ped, Usuario usr)</text:span></text:p>
      <text:p text:style-name="P7"><text:tab/>pagarCliente(Cliente cli, Usuario usr)</text:p>
      <text:p text:style-name="P7"><text:tab/>pagarItem(Cliente cli, Cardapio car, Usuario usr)</text:p>
      <text:p text:style-name="P5"/>
      <text:p text:style-name="P4"><text:span text:style-name="T1"><text:tab/></text:span><text:span text:style-name="T1">Arraylist &lt;</text:span><text:span text:style-name="T1">ItemEmAberto&gt; obterTotais(Pedido ped) – traz a visão da view itens_em_aberto</text:span></text:p>
      <text:p text:style-name="P4"><text:span text:style-name="T1"><text:tab/></text:span><text:span text:style-name="T1">Arraylist &lt;</text:span><text:span text:style-name="T1">ItemEmAberto&gt; obterTotais(Cliente cli) – traz a visão da view itens_em_aberto</text:span></text:p>
      <text:p text:style-name="P10"><text:tab/></text:p>
      <text:p text:style-name="Standard"/>
      <text:p text:style-name="Standard"/>
      <text:p text:style-name="P1">99999 é nosso valor de infinito</text:p>
      <text:p text:style-name="Standard"/>
      <text:p text:style-name="Standard"/>
      <text:p text:style-name="Standard"/>
      <text:p text:style-name="P1">Alterações previstas</text:p>
      <text:p text:style-name="Standard"><text:tab/><text:span text:style-name="T2">Item de Cardápio e Ingrediente: </text:span>Cada item de cardápio possui determinados ingredientes. É importante saber a quantidade de cada ingrediente que vai em um item de cardápio para fazer a devida baixa de estoque.</text:p>
      <text:p text:style-name="Standard"/>
      <text:p text:style-name="Standard"><text:tab/><text:span text:style-name="T2">Na preparação do prato: </text:span>É importante adicionar a procedure a função de decrementar 1 em cada ingrediente consumido.</text:p>
      <text:p text:style-name="Standard"/>
      <text:p text:style-name="Standard"><text:soft-page-break/><text:tab/><text:span text:style-name="T2">Remoção segura</text:span>: adicionar nas tabelas ingredientes, cardapio, fornecedores, usuários e outras necessárias o campo <text:span text:style-name="T2">ATIVO </text:span><text:span text:style-name="T1">para que a remoção seja somente um UPDATE neste campo e não uma remoção de registro.</text:span></text:p>
      <text:p text:style-name="P5"/>
      <text:p text:style-name="Standard"><text:span text:style-name="T1"><text:tab/></text:span><text:span text:style-name="T2">Observações no pedido</text:span><text:span text:style-name="T1">: adicionar um campo de observações na tabela pedicar e em suas consultas e inserçõ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 </meta:initial-creator>
    <meta:creation-date>2014-12-06T23:03:45</meta:creation-date>
    <dc:date>2015-01-27T15:29:58</dc:date>
    <dc:creator>ale </dc:creator>
    <meta:editing-duration>P3DT12H41M11S</meta:editing-duration>
    <meta:editing-cycles>81</meta:editing-cycles>
    <meta:generator>LibreOffice/3.5$Linux_X86_64 LibreOffice_project/350m1$Build-2</meta:generator>
    <meta:printed-by>ale </meta:printed-by>
    <meta:print-date>2015-01-21T17:39:41</meta:print-date>
    <meta:document-statistic meta:table-count="0" meta:image-count="0" meta:object-count="0" meta:page-count="9" meta:paragraph-count="284" meta:word-count="1474" meta:character-count="10892" meta:non-whitespace-character-count="9112"/>
  </office:meta>
</office:document-meta>
</file>